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List_20_Contents">
      <style:paragraph-properties fo:margin-top="0cm" fo:margin-bottom="0.499cm" style:contextual-spacing="false"/>
    </style:style>
    <style:style style:name="P3" style:family="paragraph" style:parent-style-name="List_20_Heading">
      <style:paragraph-properties fo:margin-top="0cm" fo:margin-bottom="0.499cm" style:contextual-spacing="false"/>
    </style:style>
    <style:style style:name="P4" style:family="paragraph" style:parent-style-name="Standard">
      <style:text-properties style:text-position="0% 100%" fo:font-size="16pt" style:font-size-asian="16pt" style:font-size-complex="16pt"/>
    </style:style>
    <style:style style:name="P5" style:family="paragraph" style:parent-style-name="Standard">
      <style:text-properties style:text-position="0% 100%" fo:font-size="16pt" officeooo:rsid="0001b843" officeooo:paragraph-rsid="0001b843" style:font-size-asian="16pt" style:font-size-complex="16pt"/>
    </style:style>
    <style:style style:name="P6" style:family="paragraph" style:parent-style-name="Standard">
      <style:paragraph-properties fo:text-align="center" style:justify-single-word="false"/>
      <style:text-properties style:text-position="0% 100%" fo:font-size="18pt" officeooo:rsid="0010301a" officeooo:paragraph-rsid="0010301a" style:font-size-asian="18pt" style:font-size-complex="18pt"/>
    </style:style>
    <style:style style:name="P7" style:family="paragraph" style:parent-style-name="Standard">
      <style:paragraph-properties fo:text-align="center" style:justify-single-word="false"/>
      <style:text-properties style:text-position="super 58%" style:font-name="Abyssinica SIL" fo:font-size="42pt" officeooo:rsid="0001b843" officeooo:paragraph-rsid="0001b843" style:font-size-asian="36.75pt" style:font-size-complex="42pt"/>
    </style:style>
    <style:style style:name="T1" style:family="text">
      <style:text-properties officeooo:rsid="0001b843"/>
    </style:style>
    <style:style style:name="T2" style:family="text">
      <style:text-properties officeooo:rsid="0010301a"/>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UNTITLED PCAPNG SIMULATOR</text:p>
      <text:p text:style-name="P7">(UPS?)</text:p>
      <text:p text:style-name="P4"><text:span text:style-name="T1">S</text:span>imulate all sent and recived packets based on data from a pcapng file.</text:p>
      <text:p text:style-name="P4"/>
      <text:p text:style-name="P5">Todo list - </text:p>
      <text:p text:style-name="P5">1. what is even a pcap file – how to get readble packets from files</text:p>
      <text:p text:style-name="P5"><text:tab/>https://datatracker.ietf.org/doc/id/draft-gharris-opsawg-pcap-00.html#section-4-5.20.1<text:tab/></text:p>
      <text:p text:style-name="P5">2. what does "simulate" mean –</text:p>
      <text:p text:style-name="P5">3.gui (later)</text:p>
      <text:p text:style-name="P5">4.</text:p>
      <text:p text:style-name="P5"/>
      <text:p text:style-name="P5"/>
      <text:p text:style-name="P5"><text:tab/><text:tab/><text:tab/><text:tab/><text:tab/><text:span text:style-name="T2">PCAP FILE</text:span></text:p>
      <text:p text:style-name="P5"/>
      <text:p text:style-name="P6">The File Header has the following format:<text:bookmark text:name="name-file-header-2"/></text:p>
      <text:section text:style-name="Sect1" text:name="fig-header">
        <text:p text:style-name="Standard"/>
        <text:section text:style-name="Sect1" text:name="section-4-2.1">
          <text:p text:style-name="Preformatted_20_Text"><text:s text:c="27"/>1 <text:s text:c="18"/>2 <text:s text:c="18"/>3</text:p>
          <text:p text:style-name="Preformatted_20_Text"><text:s text:c="7"/>0 1 2 3 4 5 6 7 8 9 0 1 2 3 4 5 6 7 8 9 0 1 2 3 4 5 6 7 8 9 0 1</text:p>
          <text:p text:style-name="Preformatted_20_Text"><text:s text:c="6"/>+-+-+-+-+-+-+-+-+-+-+-+-+-+-+-+-+-+-+-+-+-+-+-+-+-+-+-+-+-+-+-+-+</text:p>
          <text:p text:style-name="Preformatted_20_Text"><text:s text:c="4"/>0 | <text:s text:c="25"/>Magic Number <text:s text:c="24"/>|</text:p>
          <text:p text:style-name="Preformatted_20_Text"><text:s text:c="6"/>+-+-+-+-+-+-+-+-+-+-+-+-+-+-+-+-+-+-+-+-+-+-+-+-+-+-+-+-+-+-+-+-+</text:p>
          <text:p text:style-name="Preformatted_20_Text"><text:s text:c="4"/>4 | <text:s text:c="9"/>Major Version <text:s text:c="7"/>| <text:s text:c="8"/>Minor Version <text:s text:c="8"/>|</text:p>
          <text:p text:style-name="Preformatted_20_Text"><text:s text:c="6"/>+-+-+-+-+-+-+-+-+-+-+-+-+-+-+-+-+-+-+-+-+-+-+-+-+-+-+-+-+-+-+-+-+</text:p>
          <text:p text:style-name="Preformatted_20_Text"><text:s text:c="4"/>8 | <text:s text:c="26"/>Reserved1 <text:s text:c="26"/>|</text:p>
          <text:p text:style-name="Preformatted_20_Text"><text:s text:c="6"/>+-+-+-+-+-+-+-+-+-+-+-+-+-+-+-+-+-+-+-+-+-+-+-+-+-+-+-+-+-+-+-+-+</text:p>
          <text:p text:style-name="Preformatted_20_Text"><text:s text:c="3"/>12 | <text:s text:c="26"/>Reserved2 <text:s text:c="26"/>|</text:p>
          <text:p text:style-name="Preformatted_20_Text"><text:s text:c="6"/>+-+-+-+-+-+-+-+-+-+-+-+-+-+-+-+-+-+-+-+-+-+-+-+-+-+-+-+-+-+-+-+-+</text:p>
          <text:p text:style-name="Preformatted_20_Text"><text:s text:c="3"/>16 | <text:s text:c="27"/>SnapLen <text:s text:c="27"/>|</text:p>
          <text:p text:style-name="Preformatted_20_Text"><text:s text:c="6"/>+-+-+-+-+-+-+-+-+-+-+-+-+-+-+-+-+-+-+-+-+-+-+-+-+-+-+-+-+-+-+-+-+</text:p>
          <text:p text:style-name="Preformatted_20_Text"><text:s text:c="3"/>20 | FCS |f| <text:s text:c="18"/>LinkType <text:s text:c="27"/>|</text:p>
          <text:p text:style-name="P1"><text:s text:c="6"/>+-+-+-+-+-+-+-+-+-+-+-+-+-+-+-+-+-+-+-+-+-+-+-+-+-+-+-+-+-+-+-+-+</text:p>
        </text:section>
      </text:section>
      <text:p text:style-name="P6">The File Header length is 24 octets.The meaning of the fields in the File Header is:</text:p>
      <text:p text:style-name="P3"><text:bookmark text:name="section-4-5.1"/><text:bookmark text:name="section-4-5"/>Magic Number (32 bits): </text:p>
      <text:p text:style-name="P2"><text:bookmark text:name="section-4-5.2.1"/><text:bookmark text:name="section-4-5.2"/>an unsigned magic number, whose value is either the hexadecimal number 0xA1B2C3D4 or the hexadecimal number 0xA1B23C4D.</text:p>
      <text:p text:style-name="Text_20_body"><text:bookmark text:name="section-4-5.4.1"/><text:bookmark text:name="section-4-5.4"/><text:bookmark text:name="section-4-5.3"/>If the value is 0xA1B2C3D4, time stamps in Packet Records (see Figure 2) are in seconds and microseconds; if it is 0xA1B23C4D, time stamps in Packet Records are in seconds and nanoseconds.</text:p>
      <text:p text:style-name="Text_20_body"><text:bookmark text:name="section-4-5.6.1"/><text:bookmark text:name="section-4-5.6"/><text:bookmark text:name="section-4-5.5"/><text:soft-page-break/>These numbers can be used to distinguish sections that have been saved on little-endian machines from the ones saved on big-endian machines, and to heuristically identify pcap files.</text:p>
      <text:p text:style-name="P3"><text:bookmark text:name="section-4-5.7"/>Major Version (16 bits): </text:p>
      <text:p text:style-name="Text_20_body"><text:bookmark text:name="section-4-5.8.1"/><text:bookmark text:name="section-4-5.8"/>an unsigned value, giving the number of the current major version of the format. The value for the current version of the format is 2. This value should change if the format changes in such a way that code that reads the new format could not read the old format (i.e., code to read both formats would have to check the version number and use different code paths for the two formats) and code that reads the old format could not read the new format.</text:p>
      <text:p text:style-name="P3"><text:bookmark text:name="section-4-5.9"/>Minor Version (16 bits): </text:p>
      <text:p text:style-name="Text_20_body"><text:bookmark text:name="section-4-5.10.1"/><text:bookmark text:name="section-4-5.10"/>an unsigned value, giving the number of the current minor version of the format. The value is for the current version of the format is 4. This value should change if the format changes in such a way that code that reads the new format could read the old format without checking the version number but code that reads the old format could not read all files in the new format.</text:p>
      <text:p text:style-name="P3"><text:bookmark text:name="section-4-5.11"/>Reserved1 (32 bits): </text:p>
      <text:p text:style-name="Text_20_body"><text:bookmark text:name="section-4-5.12.1"/><text:bookmark text:name="section-4-5.12"/>not used - SHOULD be filled with 0 by pcap file writers, and MUST be ignored by pcap file readers. This value was documented by some older implementations as "gmt to local correction". Some older pcap file writers stored non-zero values in this field.</text:p>
      <text:p text:style-name="P3"><text:bookmark text:name="section-4-5.13"/>Reserved2 (32 bits): </text:p>
      <text:p text:style-name="Text_20_body"><text:bookmark text:name="section-4-5.14.1"/><text:bookmark text:name="section-4-5.14"/>not used - SHOULD be filled with 0 by pcap file writers, and MUST be ignored by pcap file readers. This value was documented by some older implementations as "accuracy of timestamps". Some older pcap file writers stored non-zero values in this field.</text:p>
      <text:p text:style-name="P3"><text:bookmark text:name="section-4-5.15"/>SnapLen (32 bits): </text:p>
      <text:p text:style-name="Text_20_body"><text:bookmark text:name="section-4-5.16.1"/><text:bookmark text:name="section-4-5.16"/>an unsigned value indicating the maximum number of octets captured from each packet. The portion of each packet that exceeds this value will not be stored in the file. This value MUST NOT be zero; if no limit was specified, the value should be a number greater than or equal to the largest packet length in the file.</text:p>
      <text:p text:style-name="P3"><text:bookmark text:name="section-4-5.17"/>LinkType (32 bits): </text:p>
      <text:p text:style-name="Text_20_body"><text:bookmark text:name="section-4-5.18.1"/><text:bookmark text:name="section-4-5.18"/>an unsigned value that defines, in the lower 28 bits, the link layer type of packets in the file.</text:p>
      <text:p text:style-name="P3"><text:bookmark text:name="section-4-5.19"/>Frame Cyclic Sequence present (4 bits): </text:p>
      <text:p text:style-name="Text_20_body"><text:bookmark text:name="section-4-5.20.1"/><text:bookmark text:name="section-4-5.20"/>if the "f" bit is set, then the FCS bits provide the number of bytes of FCS that are appended to each packet.</text:p>
      <text:p text:style-name="Text_20_body"><text:bookmark text:name="section-4-5.22.1"/><text:bookmark text:name="section-4-5.22"/><text:bookmark text:name="section-4-5.21"/>valid values are between 0 and 7, with ethernet typically having a length of 4 bytes.</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1T10:16:00.180915276</meta:creation-date>
    <dc:date>2022-09-13T13:57:20.644010676</dc:date>
    <meta:editing-duration>PT7H16M55S</meta:editing-duration>
    <meta:editing-cycles>13</meta:editing-cycles>
    <meta:generator>LibreOffice/7.3.5.2$Linux_X86_64 LibreOffice_project/30$Build-2</meta:generator>
    <meta:document-statistic meta:table-count="0" meta:image-count="0" meta:object-count="0" meta:page-count="2" meta:paragraph-count="46" meta:word-count="607" meta:character-count="4130" meta:non-whitespace-character-count="3134"/>
  </office:meta>
</office:document-meta>
</file>